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A00000164F596532D.png"/>
  <manifest:file-entry manifest:media-type="image/png" manifest:full-path="Pictures/10000201000003FC000002BCD43F9193.png"/>
  <manifest:file-entry manifest:media-type="image/png" manifest:full-path="Pictures/10000201000001400000017C7F0D56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420e" draw:fill="solid" draw:fill-color="#ff420e" draw:textarea-horizontal-align="center" draw:textarea-vertical-align="middle"/>
    </style:style>
    <style:style style:name="gr3" style:family="graphic" style:parent-style-name="standard">
      <style:graphic-properties draw:stroke="none" svg:stroke-color="#030146" draw:fill="solid" draw:fill-color="#030146" draw:textarea-horizontal-align="center" draw:textarea-vertical-align="middle"/>
    </style:style>
    <style:style style:name="gr4" style:family="graphic" style:parent-style-name="standard">
      <style:graphic-properties draw:stroke="none" svg:stroke-color="#030146" draw:fill="solid" draw:fill-color="#ff420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3d2e3" fo:font-family="'VL Gothic'" style:font-style-name="Fett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d3d2e3" fo:font-family="'VL Gothic'" style:font-style-name="Fett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8.73cm" svg:height="9.418cm" svg:x="1.689cm" svg:y="1.143cm">
          <draw:image xlink:href="Pictures/100000000000014A00000164F596532D.png" xlink:type="simple" xlink:show="embed" xlink:actuate="onLoad">
            <text:p/>
          </draw:image>
        </draw:frame>
        <draw:circle draw:style-name="gr2" draw:text-style-name="P2" draw:layer="layout" svg:width="0.556cm" svg:height="0.556cm" svg:x="4.604cm" svg:y="2.341cm">
          <text:p text:style-name="P1"><text:span text:style-name="T1">1</text:span></text:p>
        </draw:circle>
        <draw:circle draw:style-name="gr2" draw:text-style-name="P2" draw:layer="layout" svg:width="0.556cm" svg:height="0.556cm" svg:x="4.604cm" svg:y="2.937cm">
          <text:p text:style-name="P1"><text:span text:style-name="T1">2</text:span></text:p>
        </draw:circle>
        <draw:circle draw:style-name="gr2" draw:text-style-name="P2" draw:layer="layout" svg:width="0.556cm" svg:height="0.556cm" svg:x="4.604cm" svg:y="3.545cm">
          <text:p text:style-name="P1"><text:span text:style-name="T1">3</text:span></text:p>
        </draw:circle>
        <draw:circle draw:style-name="gr3" draw:text-style-name="P2" draw:layer="layout" svg:width="0.556cm" svg:height="0.556cm" svg:x="4.604cm" svg:y="4.234cm">
          <text:p text:style-name="P1"><text:span text:style-name="T1">5</text:span></text:p>
        </draw:circle>
        <draw:circle draw:style-name="gr3" draw:text-style-name="P2" draw:layer="layout" svg:width="0.556cm" svg:height="0.556cm" svg:x="7.396cm" svg:y="2.341cm">
          <text:p text:style-name="P1"><text:span text:style-name="T1">4</text:span></text:p>
        </draw:circle>
        <draw:circle draw:style-name="gr3" draw:text-style-name="P2" draw:layer="layout" svg:width="0.556cm" svg:height="0.556cm" svg:x="4.604cm" svg:y="4.881cm">
          <text:p text:style-name="P1"><text:span text:style-name="T1">6</text:span></text:p>
        </draw:circle>
        <draw:circle draw:style-name="gr3" draw:text-style-name="P2" draw:layer="layout" svg:width="0.556cm" svg:height="0.556cm" svg:x="4.604cm" svg:y="5.437cm">
          <text:p text:style-name="P1"><text:span text:style-name="T1">8</text:span></text:p>
        </draw:circle>
        <draw:circle draw:style-name="gr3" draw:text-style-name="P2" draw:layer="layout" svg:width="0.556cm" svg:height="0.556cm" svg:x="7.396cm" svg:y="4.881cm">
          <text:p text:style-name="P1"><text:span text:style-name="T1">7</text:span></text:p>
        </draw:circle>
        <draw:circle draw:style-name="gr3" draw:text-style-name="P2" draw:layer="layout" svg:width="0.556cm" svg:height="0.556cm" svg:x="7.396cm" svg:y="5.437cm">
          <text:p text:style-name="P1"><text:span text:style-name="T1">9</text:span></text:p>
        </draw:circle>
        <draw:circle draw:style-name="gr3" draw:text-style-name="P2" draw:layer="layout" svg:width="0.556cm" svg:height="0.556cm" svg:x="4.604cm" svg:y="6.152cm">
          <text:p text:style-name="P1"><text:span text:style-name="T1">10</text:span></text:p>
        </draw:circle>
        <draw:circle draw:style-name="gr3" draw:text-style-name="P2" draw:layer="layout" svg:width="0.556cm" svg:height="0.556cm" svg:x="7.396cm" svg:y="6.152cm">
          <text:p text:style-name="P1"><text:span text:style-name="T1">11</text:span></text:p>
        </draw:circle>
        <draw:circle draw:style-name="gr3" draw:text-style-name="P2" draw:layer="layout" svg:width="0.556cm" svg:height="0.556cm" svg:x="4.604cm" svg:y="6.76cm">
          <text:p text:style-name="P1"><text:span text:style-name="T1">12</text:span></text:p>
        </draw:circle>
        <draw:circle draw:style-name="gr3" draw:text-style-name="P2" draw:layer="layout" svg:width="0.556cm" svg:height="0.556cm" svg:x="7.396cm" svg:y="6.76cm">
          <text:p text:style-name="P1"><text:span text:style-name="T1">13</text:span></text:p>
        </draw:circle>
        <draw:circle draw:style-name="gr3" draw:text-style-name="P2" draw:layer="layout" svg:width="0.556cm" svg:height="0.556cm" svg:x="4.604cm" svg:y="7.322cm">
          <text:p text:style-name="P1"><text:span text:style-name="T1">14</text:span></text:p>
        </draw:circle>
        <draw:circle draw:style-name="gr3" draw:text-style-name="P2" draw:layer="layout" svg:width="0.556cm" svg:height="0.556cm" svg:x="4.604cm" svg:y="7.891cm">
          <text:p text:style-name="P1"><text:span text:style-name="T1">15</text:span></text:p>
        </draw:circle>
        <draw:circle draw:style-name="gr3" draw:text-style-name="P2" draw:layer="layout" svg:width="0.556cm" svg:height="0.556cm" svg:x="4.604cm" svg:y="8.586cm">
          <text:p text:style-name="P1"><text:span text:style-name="T1">16</text:span></text:p>
        </draw:circle>
        <draw:circle draw:style-name="gr3" draw:text-style-name="P2" draw:layer="layout" svg:width="0.556cm" svg:height="0.556cm" svg:x="4.604cm" svg:y="9.962cm">
          <text:p text:style-name="P1"><text:span text:style-name="T1">18</text:span></text:p>
        </draw:circle>
        <draw:circle draw:style-name="gr3" draw:text-style-name="P2" draw:layer="layout" svg:width="0.556cm" svg:height="0.556cm" svg:x="4.604cm" svg:y="9.313cm">
          <text:p text:style-name="P1"><text:span text:style-name="T1">17</text:span></text:p>
        </draw:circle>
        <draw:circle draw:style-name="gr4" draw:text-style-name="P2" draw:layer="layout" svg:width="0.556cm" svg:height="0.556cm" svg:x="10.504cm" svg:y="4.234cm">
          <text:p text:style-name="P1"><text:span text:style-name="T1">A</text:span></text:p>
        </draw:circle>
        <draw:circle draw:style-name="gr4" draw:text-style-name="P2" draw:layer="layout" svg:width="0.556cm" svg:height="0.556cm" svg:x="10.504cm" svg:y="5.437cm">
          <text:p text:style-name="P1"><text:span text:style-name="T1">B</text:span></text:p>
        </draw:circle>
        <draw:circle draw:style-name="gr4" draw:text-style-name="P2" draw:layer="layout" svg:width="0.556cm" svg:height="0.556cm" svg:x="10.504cm" svg:y="6.152cm">
          <text:p text:style-name="P1"><text:span text:style-name="T1">C</text:span></text:p>
        </draw:circle>
        <draw:circle draw:style-name="gr4" draw:text-style-name="P2" draw:layer="layout" svg:width="0.556cm" svg:height="0.556cm" svg:x="10.504cm" svg:y="6.76cm">
          <text:p text:style-name="P1"><text:span text:style-name="T1">D</text:span></text:p>
        </draw:circle>
        <draw:circle draw:style-name="gr4" draw:text-style-name="P2" draw:layer="layout" svg:width="0.556cm" svg:height="0.556cm" svg:x="10.504cm" svg:y="7.322cm">
          <text:p text:style-name="P1"><text:span text:style-name="T1">E</text:span></text:p>
        </draw:circle>
        <draw:circle draw:style-name="gr4" draw:text-style-name="P2" draw:layer="layout" svg:width="0.556cm" svg:height="0.556cm" svg:x="10.504cm" svg:y="8.586cm">
          <text:p text:style-name="P1"><text:span text:style-name="T1">F</text:span></text:p>
        </draw:circle>
        <draw:circle draw:style-name="gr4" draw:text-style-name="P2" draw:layer="layout" svg:width="0.556cm" svg:height="0.556cm" svg:x="10.504cm" svg:y="9.313cm">
          <text:p text:style-name="P1"><text:span text:style-name="T1">G</text:span></text:p>
        </draw:circle>
        <draw:circle draw:style-name="gr4" draw:text-style-name="P2" draw:layer="layout" svg:width="0.556cm" svg:height="0.556cm" svg:x="10.504cm" svg:y="9.962cm">
          <text:p text:style-name="P1"><text:span text:style-name="T1">H</text:span></text:p>
        </draw:circl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8.999cm" svg:height="13.038cm" svg:x="2.716cm" svg:y="1.445cm">
          <draw:image xlink:href="Pictures/10000201000003FC000002BCD43F9193.png" xlink:type="simple" xlink:show="embed" xlink:actuate="onLoad">
            <text:p/>
          </draw:image>
        </draw:frame>
        <draw:circle draw:style-name="gr2" draw:text-style-name="P2" draw:layer="layout" svg:width="0.556cm" svg:height="0.556cm" svg:x="20.505cm" svg:y="2.341cm">
          <text:p text:style-name="P1"><text:span text:style-name="T1">1</text:span></text:p>
        </draw:circle>
        <draw:circle draw:style-name="gr2" draw:text-style-name="P2" draw:layer="layout" svg:width="0.556cm" svg:height="0.556cm" svg:x="20.505cm" svg:y="4.537cm">
          <text:p text:style-name="P1"><text:span text:style-name="T1">2</text:span></text:p>
        </draw:circle>
        <draw:circle draw:style-name="gr2" draw:text-style-name="P2" draw:layer="layout" svg:width="0.556cm" svg:height="0.556cm" svg:x="2.005cm" svg:y="5.245cm">
          <text:p text:style-name="P1"><text:span text:style-name="T1">3</text:span></text:p>
        </draw:circle>
        <draw:circle draw:style-name="gr3" draw:text-style-name="P2" draw:layer="layout" svg:width="0.556cm" svg:height="0.556cm" svg:x="2.059cm" svg:y="8.786cm">
          <text:p text:style-name="P1"><text:span text:style-name="T1">5</text:span></text:p>
        </draw:circle>
        <draw:circle draw:style-name="gr3" draw:text-style-name="P2" draw:layer="layout" svg:width="0.556cm" svg:height="0.556cm" svg:x="2.021cm" svg:y="6.928cm">
          <text:p text:style-name="P1"><text:span text:style-name="T1">4</text:span></text:p>
        </draw:circle>
        <draw:circle draw:style-name="gr3" draw:text-style-name="P2" draw:layer="layout" svg:width="0.556cm" svg:height="0.556cm" svg:x="21.78cm" svg:y="6.452cm">
          <text:p text:style-name="P1"><text:span text:style-name="T1">6</text:span></text:p>
        </draw:circle>
        <draw:circle draw:style-name="gr3" draw:text-style-name="P2" draw:layer="layout" svg:width="0.556cm" svg:height="0.556cm" svg:x="6.537cm" svg:y="2.326cm">
          <text:p text:style-name="P1"><text:span text:style-name="T1">8</text:span></text:p>
        </draw:circle>
        <draw:circle draw:style-name="gr3" draw:text-style-name="P2" draw:layer="layout" svg:width="0.556cm" svg:height="0.556cm" svg:x="21.788cm" svg:y="7.401cm">
          <text:p text:style-name="P1"><text:span text:style-name="T1">7</text:span></text:p>
        </draw:circle>
        <draw:circle draw:style-name="gr3" draw:text-style-name="P2" draw:layer="layout" svg:width="0.556cm" svg:height="0.556cm" svg:x="21.753cm" svg:y="5.707cm">
          <text:p text:style-name="P1"><text:span text:style-name="T1">9</text:span></text:p>
        </draw:circle>
        <draw:circle draw:style-name="gr3" draw:text-style-name="P2" draw:layer="layout" svg:width="0.556cm" svg:height="0.556cm" svg:x="4.825cm" svg:y="13.943cm">
          <text:p text:style-name="P1"><text:span text:style-name="T1">10</text:span></text:p>
        </draw:circle>
        <draw:circle draw:style-name="gr4" draw:text-style-name="P2" draw:layer="layout" svg:width="0.556cm" svg:height="0.556cm" svg:x="12.62cm" svg:y="3.688cm">
          <text:p text:style-name="P1"><text:span text:style-name="T1">A</text:span></text:p>
        </draw:circle>
        <draw:circle draw:style-name="gr4" draw:text-style-name="P2" draw:layer="layout" svg:width="0.556cm" svg:height="0.556cm" svg:x="12.841cm" svg:y="10.815cm">
          <text:p text:style-name="P1"><text:span text:style-name="T1">B</text:span></text:p>
        </draw:circle>
        <draw:circle draw:style-name="gr4" draw:text-style-name="P2" draw:layer="layout" svg:width="0.556cm" svg:height="0.556cm" svg:x="15.6cm" svg:y="7.524cm">
          <text:p text:style-name="P1"><text:span text:style-name="T1">C</text:span></text:p>
        </draw:circle>
        <draw:circle draw:style-name="gr4" draw:text-style-name="P2" draw:layer="layout" svg:width="0.556cm" svg:height="0.556cm" svg:x="15.601cm" svg:y="8.524cm">
          <text:p text:style-name="P1"><text:span text:style-name="T1">D</text:span></text:p>
        </draw:circle>
        <draw:circle draw:style-name="gr4" draw:text-style-name="P2" draw:layer="layout" svg:width="0.556cm" svg:height="0.556cm" svg:x="15.625cm" svg:y="11.291cm">
          <text:p text:style-name="P1"><text:span text:style-name="T1">E</text:span></text:p>
        </draw:circl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8.466cm" svg:height="10.053cm" svg:x="4.229cm" svg:y="2.319cm">
          <draw:image xlink:href="Pictures/10000201000001400000017C7F0D5603.png" xlink:type="simple" xlink:show="embed" xlink:actuate="onLoad">
            <text:p/>
          </draw:image>
        </draw:frame>
        <draw:circle draw:style-name="gr2" draw:text-style-name="P2" draw:layer="layout" svg:width="0.556cm" svg:height="0.556cm" svg:x="6.858cm" svg:y="3.801cm">
          <text:p text:style-name="P1"><text:span text:style-name="T1">1</text:span></text:p>
        </draw:circle>
        <draw:circle draw:style-name="gr2" draw:text-style-name="P2" draw:layer="layout" svg:width="0.556cm" svg:height="0.556cm" svg:x="9.147cm" svg:y="3.801cm">
          <text:p text:style-name="P1"><text:span text:style-name="T1">2</text:span></text:p>
        </draw:circle>
        <draw:circle draw:style-name="gr2" draw:text-style-name="P2" draw:layer="layout" svg:width="0.556cm" svg:height="0.556cm" svg:x="6.858cm" svg:y="4.425cm">
          <text:p text:style-name="P1"><text:span text:style-name="T1">3</text:span></text:p>
        </draw:circle>
        <draw:circle draw:style-name="gr2" draw:text-style-name="P2" draw:layer="layout" svg:width="0.556cm" svg:height="0.556cm" svg:x="6.858cm" svg:y="5.032cm">
          <text:p text:style-name="P1"><text:span text:style-name="T1">5</text:span></text:p>
        </draw:circle>
        <draw:circle draw:style-name="gr2" draw:text-style-name="P2" draw:layer="layout" svg:width="0.556cm" svg:height="0.556cm" svg:x="9.147cm" svg:y="4.425cm">
          <text:p text:style-name="P1"><text:span text:style-name="T1">4</text:span></text:p>
        </draw:circle>
        <draw:circle draw:style-name="gr3" draw:text-style-name="P2" draw:layer="layout" svg:width="0.556cm" svg:height="0.556cm" svg:x="9.147cm" svg:y="5.032cm">
          <text:p text:style-name="P1"><text:span text:style-name="T1">6</text:span></text:p>
        </draw:circle>
        <draw:circle draw:style-name="gr3" draw:text-style-name="P2" draw:layer="layout" svg:width="0.556cm" svg:height="0.556cm" svg:x="6.858cm" svg:y="6.372cm">
          <text:p text:style-name="P1"><text:span text:style-name="T1">8</text:span></text:p>
        </draw:circle>
        <draw:circle draw:style-name="gr3" draw:text-style-name="P2" draw:layer="layout" svg:width="0.556cm" svg:height="0.556cm" svg:x="6.858cm" svg:y="5.741cm">
          <text:p text:style-name="P1"><text:span text:style-name="T1">7</text:span></text:p>
        </draw:circle>
        <draw:circle draw:style-name="gr3" draw:text-style-name="P2" draw:layer="layout" svg:width="0.556cm" svg:height="0.556cm" svg:x="9.147cm" svg:y="6.372cm">
          <text:p text:style-name="P1"><text:span text:style-name="T1">9</text:span></text:p>
        </draw:circle>
        <draw:circle draw:style-name="gr3" draw:text-style-name="P2" draw:layer="layout" svg:width="0.556cm" svg:height="0.556cm" svg:x="6.858cm" svg:y="6.995cm">
          <text:p text:style-name="P1"><text:span text:style-name="T1">10</text:span></text:p>
        </draw:circle>
        <draw:circle draw:style-name="gr3" draw:text-style-name="P2" draw:layer="layout" svg:width="0.556cm" svg:height="0.556cm" svg:x="9.147cm" svg:y="6.995cm">
          <text:p text:style-name="P1"><text:span text:style-name="T1">11</text:span></text:p>
        </draw:circle>
        <draw:circle draw:style-name="gr3" draw:text-style-name="P2" draw:layer="layout" svg:width="0.556cm" svg:height="0.556cm" svg:x="6.858cm" svg:y="7.608cm">
          <text:p text:style-name="P1"><text:span text:style-name="T1">12</text:span></text:p>
        </draw:circle>
        <draw:circle draw:style-name="gr3" draw:text-style-name="P2" draw:layer="layout" svg:width="0.556cm" svg:height="0.556cm" svg:x="9.147cm" svg:y="7.608cm">
          <text:p text:style-name="P1"><text:span text:style-name="T1">13</text:span></text:p>
        </draw:circle>
        <draw:circle draw:style-name="gr3" draw:text-style-name="P2" draw:layer="layout" svg:width="0.556cm" svg:height="0.556cm" svg:x="6.858cm" svg:y="8.25cm">
          <text:p text:style-name="P1"><text:span text:style-name="T1">14</text:span></text:p>
        </draw:circle>
        <draw:circle draw:style-name="gr3" draw:text-style-name="P2" draw:layer="layout" svg:width="0.556cm" svg:height="0.556cm" svg:x="9.147cm" svg:y="8.25cm">
          <text:p text:style-name="P1"><text:span text:style-name="T1">15</text:span></text:p>
        </draw:circle>
        <draw:circle draw:style-name="gr3" draw:text-style-name="P2" draw:layer="layout" svg:width="0.556cm" svg:height="0.556cm" svg:x="6.858cm" svg:y="8.844cm">
          <text:p text:style-name="P1"><text:span text:style-name="T1">16</text:span></text:p>
        </draw:circle>
        <draw:circle draw:style-name="gr3" draw:text-style-name="P2" draw:layer="layout" svg:width="0.556cm" svg:height="0.556cm" svg:x="6.858cm" svg:y="9.483cm">
          <text:p text:style-name="P1"><text:span text:style-name="T1">18</text:span></text:p>
        </draw:circle>
        <draw:circle draw:style-name="gr3" draw:text-style-name="P2" draw:layer="layout" svg:width="0.556cm" svg:height="0.556cm" svg:x="9.147cm" svg:y="8.844cm">
          <text:p text:style-name="P1"><text:span text:style-name="T1">17</text:span></text:p>
        </draw:circle>
        <draw:circle draw:style-name="gr4" draw:text-style-name="P2" draw:layer="layout" svg:width="0.556cm" svg:height="0.556cm" svg:x="12.795cm" svg:y="5.032cm">
          <text:p text:style-name="P1"><text:span text:style-name="T1">A</text:span></text:p>
        </draw:circle>
        <draw:circle draw:style-name="gr4" draw:text-style-name="P2" draw:layer="layout" svg:width="0.556cm" svg:height="0.556cm" svg:x="12.795cm" svg:y="5.741cm">
          <text:p text:style-name="P1"><text:span text:style-name="T1">B</text:span></text:p>
        </draw:circle>
        <draw:circle draw:style-name="gr3" draw:text-style-name="P2" draw:layer="layout" svg:width="0.556cm" svg:height="0.556cm" svg:x="12.795cm" svg:y="7.608cm">
          <text:p text:style-name="P1"><text:span text:style-name="T1">C</text:span></text:p>
        </draw:circle>
        <draw:circle draw:style-name="gr3" draw:text-style-name="P2" draw:layer="layout" svg:width="0.556cm" svg:height="0.556cm" svg:x="12.795cm" svg:y="8.25cm">
          <text:p text:style-name="P1"><text:span text:style-name="T1">D</text:span></text:p>
        </draw:circle>
        <draw:circle draw:style-name="gr4" draw:text-style-name="P2" draw:layer="layout" svg:width="0.556cm" svg:height="0.556cm" svg:x="12.795cm" svg:y="8.844cm">
          <text:p text:style-name="P1"><text:span text:style-name="T1">E</text:span></text:p>
        </draw:circle>
        <draw:circle draw:style-name="gr4" draw:text-style-name="P2" draw:layer="layout" svg:width="0.556cm" svg:height="0.556cm" svg:x="12.795cm" svg:y="9.483cm">
          <text:p text:style-name="P1"><text:span text:style-name="T1">F</text:span></text:p>
        </draw:circle>
        <draw:circle draw:style-name="gr3" draw:text-style-name="P2" draw:layer="layout" svg:width="0.556cm" svg:height="0.556cm" svg:x="12.795cm" svg:y="10.109cm">
          <text:p text:style-name="P1"><text:span text:style-name="T1">G</text:span></text:p>
        </draw:circle>
        <draw:circle draw:style-name="gr3" draw:text-style-name="P2" draw:layer="layout" svg:width="0.556cm" svg:height="0.556cm" svg:x="12.795cm" svg:y="10.786cm">
          <text:p text:style-name="P1"><text:span text:style-name="T1">H</text:span></text:p>
        </draw:circle>
        <draw:circle draw:style-name="gr3" draw:text-style-name="P2" draw:layer="layout" svg:width="0.556cm" svg:height="0.556cm" svg:x="9.147cm" svg:y="9.483cm">
          <text:p text:style-name="P1"><text:span text:style-name="T1">19</text:span></text:p>
        </draw:circle>
        <draw:circle draw:style-name="gr3" draw:text-style-name="P2" draw:layer="layout" svg:width="0.556cm" svg:height="0.556cm" svg:x="6.858cm" svg:y="10.109cm">
          <text:p text:style-name="P1"><text:span text:style-name="T1">20</text:span></text:p>
        </draw:circle>
        <draw:circle draw:style-name="gr3" draw:text-style-name="P2" draw:layer="layout" svg:width="0.556cm" svg:height="0.556cm" svg:x="6.858cm" svg:y="10.786cm">
          <text:p text:style-name="P1"><text:span text:style-name="T1">21</text:span></text:p>
        </draw:circle>
        <draw:circle draw:style-name="gr3" draw:text-style-name="P2" draw:layer="layout" svg:width="0.556cm" svg:height="0.556cm" svg:x="6.858cm" svg:y="11.462cm">
          <text:p text:style-name="P1"><text:span text:style-name="T1">22</text:span></text:p>
        </draw:circle>
        <draw:circle draw:style-name="gr3" draw:text-style-name="P2" draw:layer="layout" svg:width="0.556cm" svg:height="0.556cm" svg:x="12.795cm" svg:y="11.462cm">
          <text:p text:style-name="P1"><text:span text:style-name="T1">J</text:span></text:p>
        </draw:circl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Reichel</meta:initial-creator>
    <meta:creation-date>2010-05-10T11:48:21</meta:creation-date>
    <dc:date>2010-05-22T04:47:50</dc:date>
    <dc:creator>Andreas Reichel</dc:creator>
    <meta:editing-duration>PT24H20M53S</meta:editing-duration>
    <meta:editing-cycles>3</meta:editing-cycles>
    <meta:generator>OpenOffice.org/3.2$Unix OpenOffice.org_project/320m12$Build-9483</meta:generator>
    <meta:document-statistic meta:object-count="102"/>
  </office:meta>
</office:document-meta>
</file>